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6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ff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3.095cm" svg:x="1.129cm" svg:y="3.604cm">
          <draw:text-box>
            <text:p>v = 1;</text:p>
            <text:p/>
            <text:p/>
            <text:p>x = 1;</text:p>
          </draw:text-box>
        </draw:frame>
        <draw:frame draw:style-name="gr1" draw:layer="layout" svg:width="2.288cm" svg:height="3.095cm" svg:x="5.22cm" svg:y="3.55cm">
          <draw:text-box>
            <text:p>r1 = x;</text:p>
            <text:p/>
            <text:p/>
            <text:p>y = 1; </text:p>
          </draw:text-box>
        </draw:frame>
        <draw:frame draw:style-name="gr1" draw:layer="layout" svg:width="2.466cm" svg:height="3.095cm" svg:x="9.965cm" svg:y="3.655cm">
          <draw:text-box>
            <text:p>r2 = y;</text:p>
            <text:p/>
            <text:p/>
            <text:p>r3 = v; </text:p>
          </draw:text-box>
        </draw:frame>
        <draw:frame draw:style-name="gr1" draw:layer="layout" svg:width="1.899cm" svg:height="0.962cm" svg:x="3.089cm" svg:y="1.335cm">
          <draw:text-box>
            <text:p>v = 0</text:p>
          </draw:text-box>
        </draw:frame>
        <draw:line draw:style-name="gr2" draw:text-style-name="P1" draw:layer="layout" svg:x1="3.03cm" svg:y1="6.207cm" svg:x2="5.318cm" svg:y2="4.058cm">
          <text:p/>
        </draw:line>
        <draw:line draw:style-name="gr2" draw:text-style-name="P1" draw:layer="layout" svg:x1="6.282cm" svg:y1="4.339cm" svg:x2="6.282cm" svg:y2="5.836cm">
          <text:p/>
        </draw:line>
        <draw:line draw:style-name="gr2" draw:text-style-name="P1" draw:layer="layout" svg:x1="7.19cm" svg:y1="6.161cm" svg:x2="10.019cm" svg:y2="4.285cm">
          <text:p/>
        </draw:line>
        <draw:line draw:style-name="gr2" draw:text-style-name="P1" draw:layer="layout" svg:x1="11.106cm" svg:y1="4.438cm" svg:x2="11.106cm" svg:y2="5.963cm">
          <text:p/>
        </draw:line>
        <draw:path draw:style-name="gr3" draw:layer="layout" svg:width="7.597cm" svg:height="5.088cm" draw:transform="rotate (0.112224670903235) translate (4.86081931847171cm 1.71439676636649cm)" svg:viewBox="0 0 7598 5089" svg:d="m0 2c401-29 2757 324 3155 355 355 28 1288 134 1641 185 435 63 1514 179 1752 325 148 141 694 936 770 1110 130 188 204 709 279 926 45 128-1013 2186-1013 2186">
          <text:p/>
        </draw:path>
        <draw:frame draw:style-name="gr4" draw:text-style-name="P2" draw:layer="layout" svg:width="0.891cm" svg:height="0.962cm" svg:x="6.764cm" svg:y="0.9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667cm" svg:y="4.683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7.766cm" svg:y="4.604cm">
          <draw:text-box>
            <text:p><text:span text:style-name="T1">rf</text:span></text:p>
          </draw:text-box>
        </draw:frame>
        <draw:frame draw:style-name="gr5" draw:text-style-name="P2" draw:layer="layout" svg:width="1.171cm" svg:height="1.016cm" svg:x="5.247cm" svg:y="4.585cm">
          <draw:text-box>
            <text:p><text:span text:style-name="T1">sb</text:span></text:p>
          </draw:text-box>
        </draw:frame>
        <draw:frame draw:style-name="gr5" draw:text-style-name="P2" draw:layer="layout" svg:width="1.171cm" svg:height="1.016cm" svg:x="10.048cm" svg:y="4.585cm">
          <draw:text-box>
            <text:p><text:span text:style-name="T1">sb</text:span></text:p>
          </draw:text-box>
        </draw:frame>
        <draw:line draw:style-name="gr6" draw:text-style-name="P1" draw:layer="layout" svg:x1="3.972cm" svg:y1="2.097cm" svg:x2="2.145cm" svg:y2="3.677cm">
          <text:p/>
        </draw:line>
        <draw:frame draw:style-name="gr5" draw:text-style-name="P2" draw:layer="layout" svg:width="1.397cm" svg:height="1.016cm" svg:x="2.253cm" svg:y="2.118cm">
          <draw:text-box>
            <text:p><text:span text:style-name="T1">hb</text:span></text:p>
          </draw:text-box>
        </draw:frame>
        <draw:frame draw:style-name="gr1" draw:layer="layout" svg:width="5.006cm" svg:height="0.962cm" svg:x="4.19cm" svg:y="8.039cm">
          <draw:text-box>
            <text:p>Synchronization</text:p>
          </draw:text-box>
        </draw:frame>
        <draw:custom-shape draw:style-name="gr7" draw:text-style-name="P1" draw:layer="layout" svg:width="11.43cm" svg:height="4.445cm" svg:x="1.127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083cm" svg:y1="4.339cm" svg:x2="2.083cm" svg:y2="5.836cm">
          <text:p/>
        </draw:line>
        <draw:frame draw:style-name="gr5" draw:text-style-name="P2" draw:layer="layout" svg:width="1.171cm" svg:height="1.016cm" svg:x="1.048cm" svg:y="4.585cm">
          <draw:text-box>
            <text:p><text:span text:style-name="T1">sb</text:span></text:p>
          </draw:text-box>
        </draw:frame>
        <draw:path draw:style-name="gr8" draw:text-style-name="P1" draw:layer="layout" svg:width="4.533cm" svg:height="9.053cm" draw:transform="rotate (1.81130269771972) translate (3.86843424756501cm 8.02705568752642cm)" svg:viewBox="0 0 4534 9054" svg:d="m0 8153c157-22 1097 661 1269 712 133 40 703 204 840 187 172-21 263-29 331-161 75-148 479-1789 523-1986 38-178 308-1248 353-1385 51-156 178-733 223-857 48-131 948-3861 990-4035 31-131-80-564-80-564l-39-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0:53:46</dc:date>
    <dc:creator>Peizhao Ou</dc:creator>
    <meta:editing-duration>PT18M23S</meta:editing-duration>
    <meta:editing-cycles>14</meta:editing-cycles>
    <meta:generator>LibreOffice/3.5$Linux_X86_64 LibreOffice_project/350m1$Build-2</meta:generator>
    <meta:document-statistic meta:object-count="21"/>
  </office:meta>
</office:document-meta>
</file>